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1pt" style:text-underline-style="none" style:font-size-asian="11pt" style:font-size-complex="11pt"/>
    </style:style>
    <style:style style:name="P3" style:family="paragraph" style:parent-style-name="UrbanTitle">
      <style:text-properties style:font-name="Arial" fo:font-size="14pt" style:font-size-asian="14pt" style:font-size-complex="14pt"/>
    </style:style>
    <style:style style:name="P4" style:family="paragraph" style:parent-style-name="UrbanBody">
      <style:paragraph-properties fo:text-align="justify" style:justify-single-word="false"/>
      <style:text-properties style:text-line-through-style="none" style:text-line-through-type="none" style:font-name="Arial" fo:font-size="11pt" style:font-size-asian="11pt" style:font-size-complex="11pt"/>
    </style:style>
    <style:style style:name="P5" style:family="paragraph" style:parent-style-name="UrbanBody">
      <style:text-properties style:font-name="Arial" fo:font-size="11pt" style:font-size-asian="11pt" style:font-size-complex="11pt"/>
    </style:style>
    <style:style style:name="P6" style:family="paragraph" style:parent-style-name="UrbanBody">
      <style:paragraph-properties fo:text-align="end" style:justify-single-word="false"/>
      <style:text-properties style:font-name="Arial" fo:font-size="11pt" officeooo:rsid="001dc90b" officeooo:paragraph-rsid="00292575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officeooo:paragraph-rsid="00254598" style:font-size-asian="11pt" style:font-size-complex="11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1pt" officeooo:rsid="001beed8" officeooo:paragraph-rsid="00215c28" style:font-size-asian="11pt" style:font-size-complex="11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215c28"/>
    </style:style>
    <style:style style:name="T6" style:family="text">
      <style:text-properties style:text-line-through-style="none" style:text-line-through-type="none" officeooo:rsid="00254598"/>
    </style:style>
    <style:style style:name="T7" style:family="text">
      <style:text-properties officeooo:rsid="001b2579"/>
    </style:style>
    <style:style style:name="T8" style:family="text">
      <style:text-properties officeooo:rsid="00215c28"/>
    </style:style>
    <style:style style:name="T9" style:family="text">
      <style:text-properties officeooo:rsid="0022de2e"/>
    </style:style>
    <style:style style:name="T10" style:family="text">
      <style:text-properties officeooo:rsid="00254598"/>
    </style:style>
    <style:style style:name="T11" style:family="text">
      <style:text-properties officeooo:rsid="0031915a"/>
    </style:style>
    <style:style style:name="T12" style:family="text">
      <style:text-properties officeooo:rsid="0032ef23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1"><office:annotation><dc:creator>Gauthier Bastien</dc:creator><dc:date>2011-01-13T14:56:41</dc:date><text:p text:style-name="P10"><text:span text:style-name="T14">do text</text:span></text:p><text:p text:style-name="P10"><text:span text:style-name="T14">from document(at=header, format='odt')</text:span></text:p></office:annotation><text:span text:style-name="T1">Import depuis header.odt</text:span></text:p>
        </draw:text-box>
      </draw:frame>
      <text:p text:style-name="P6"><text:text-input text:description="">tool.getCityName()</text:text-input>, le <text:span text:style-name="T2"><text:text-input text:description="Délivré à xxx le xxx">tool.formatDate(urbanEventObj.getEventDate())</text:text-input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Récépissé de dépôt d'une demande de permis <text:span text:style-name="T11">d'environnement</text:span></text:p>
      <text:p text:style-name="P2"/>
      <text:p text:style-name="P5"/>
      <text:p text:style-name="P5"><office:annotation><dc:creator>Gauthier Bastien</dc:creator><dc:date>2011-01-13T14:56:41</dc:date><text:p text:style-name="P10"><text:span text:style-name="T14">do text</text:span></text:p><text:p text:style-name="P10"><text:span text:style-name="T14">from document(at=reference, format='odt')</text:span></text:p></office:annotation><text:span text:style-name="T1">Import depuis reference.odt</text:span></text:p>
      <text:p text:style-name="P7"/>
      <text:p text:style-name="P7">Je soussigné,</text:p>
      <text:p text:style-name="P7"/>
      <text:p text:style-name="P8">mandaté par <text:span text:style-name="T7">la Commune</text:span> de <text:text-input text:description="">tool.getCityName()</text:text-input>, conformément au <text:span text:style-name="T11">décret du 11 mars 1999 relatif au permis d'environnement.</text:span></text:p>
      <text:p text:style-name="P7"/>
      <text:p text:style-name="P7">certifie que <text:span text:style-name="T3"><text:text-input text:description="Signalétique des demandeurs">self.getApplicantsSignaletic()</text:text-input></text:span><text:span text:style-name="T13">,</text:span></text:p>
      <text:p text:style-name="P7"/>
      <text:p text:style-name="P7"><office:annotation><dc:creator>bleybaert</dc:creator><dc:date>2018-07-16T14:51:32</dc:date><loext:sender-initials>ble</loext:sender-initials><text:p text:style-name="P10"><text:span text:style-name="T15">do text if self.hasSingleApplicant()</text:span></text:p><text:p text:style-name="P10"><text:span text:style-name="T15"/></text:p></office:annotation>propriétaire de la <text:span text:style-name="T10">ou des </text:span>parcelle<text:span text:style-name="T10">s</text:span> (terrain ou bâtiment), située<text:span text:style-name="T10">(s)</text:span>: <text:text-input text:description="Lieu des travaux">self.getWorkLocationSignaletic()</text:text-input><text:s/>et inscrite<text:span text:style-name="T10">(s)</text:span> au cadastre, <text:text-input text:description="Détails des parcelles">licence_view.get_parcels()</text:text-input><text:s/><text:span text:style-name="T4">a déposé un dossier relatif à une demande de permis </text:span><text:span text:style-name="T5">unique</text:span><text:span text:style-name="T4"> ayant pour objet "</text:span><text:span text:style-name="T4"><text:text-input text:description="Objet du permis">self.getLicenceSubject()</text:text-input></text:span><text:span text:style-name="T4">".</text:span></text:p>
      <text:p text:style-name="P4"/>
      <text:p text:style-name="P8"><text:span text:style-name="T4"><office:annotation><dc:creator>bleybaert</dc:creator><dc:date>2018-07-16T15:11:33</dc:date><loext:sender-initials>ble</loext:sender-initials><text:p text:style-name="P10"><text:span text:style-name="T15">do text if self.hasMultipleApplicants()</text:span></text:p></office:annotation></text:span><text:span text:style-name="T4">propriétaire</text:span><text:span text:style-name="T6">s</text:span><text:span text:style-name="T4"> de la </text:span><text:span text:style-name="T6">ou des </text:span><text:span text:style-name="T4">parcelle</text:span><text:span text:style-name="T6">s</text:span><text:span text:style-name="T4"> (terrain ou bâtiment), située</text:span><text:span text:style-name="T6">(s)</text:span><text:span text:style-name="T4">: </text:span><text:span text:style-name="T4"><text:text-input text:description="Lieu des travaux">self.getWorkLocationSignaletic()</text:text-input></text:span><text:span text:style-name="T4"><text:s/>et inscrite</text:span><text:span text:style-name="T6">(s)</text:span><text:span text:style-name="T4"> au cadastre, </text:span><text:span text:style-name="T4"><text:text-input text:description="Détails des parcelles">licence_view.get_parcels()</text:text-input></text:span><text:span text:style-name="T4"><text:s/></text:span><text:span text:style-name="T6">ont</text:span><text:span text:style-name="T4"> déposé un dossier relatif à une demande de permis </text:span><text:span text:style-name="T5">unique</text:span><text:span text:style-name="T4"> ayant pour objet "</text:span><text:span text:style-name="T4"><text:text-input text:description="Objet du permis">self.getLicenceSubject()</text:text-input></text:span><text:span text:style-name="T4">".<text:line-break/></text:span></text:p>
      <text:p text:style-name="P9">Dans les <text:span text:style-name="T9">3</text:span> jours <text:span text:style-name="T9">ouvrables</text:span> de la présente, votre dossier <text:span text:style-name="T8">sera transmis à la Direction Générale Opérationnelle 3, Département des Permis et Autorisations, qui vous communiquera </text:span>la <text:span text:style-name="T12">recevabilité et la </text:span>complétude du dossier.</text:p>
      <text:p text:style-name="P7"/>
      <text:p text:style-name="P7"/>
      <text:p text:style-name="P5"><text:text-input text:description="Délivré à xxx le xxx">urbanEventObj.getFormattedDate(forDelivery=True)</text:text-input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14:25.665835828</dc:date>
    <dc:language>fr-FR</dc:language>
    <meta:editing-cycles>121</meta:editing-cycles>
    <meta:editing-duration>PT12H28M57S</meta:editing-duration>
    <dc:creator>bleybaert</dc:creator>
    <meta:document-statistic meta:table-count="0" meta:image-count="0" meta:object-count="0" meta:page-count="1" meta:paragraph-count="11" meta:word-count="164" meta:character-count="1169" meta:non-whitespace-character-count="1044"/>
    <meta:user-defined meta:name="Info 1"/>
    <meta:user-defined meta:name="Info 2"/>
    <meta:user-defined meta:name="Info 3"/>
    <meta:user-defined meta:name="Info 4"/>
  </office:meta>
</office:document-meta>
</file>